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JavaScript Questions : Basics</text:p>
      <text:p text:style-name="Standard"/>
      <text:p text:style-name="Standard"># Q1 to create function we use the keyword ?</text:p>
      <text:p text:style-name="Standard"/>
      <text:p text:style-name="Standard">.A : function **</text:p>
      <text:p text:style-name="Standard">.B : var</text:p>
      <text:p text:style-name="Standard">.C : const</text:p>
      <text:p text:style-name="Standard"/>
      <text:p text:style-name="Standard"/>
      <text:p text:style-name="Standard"/>
      <text:p text:style-name="Standard"># Q2 <text:s/>Inside which HTML element do we put the JavaScript?</text:p>
      <text:p text:style-name="Standard"/>
      <text:p text:style-name="Standard">.A : <text:s/>&lt;script&gt; ** 🤔️</text:p>
      <text:p text:style-name="Standard">.B : <text:s/>&lt;jsscript&gt;</text:p>
      <text:p text:style-name="Standard">.C : <text:s/>&lt;javascript&gt;</text:p>
      <text:p text:style-name="Standard"/>
      <text:p text:style-name="Standard"/>
      <text:p text:style-name="Standard"># Q3 Where is the correct place to insert a JavaScript?</text:p>
      <text:p text:style-name="Standard"/>
      <text:p text:style-name="Standard">.A : both the &lt;head&gt; section and the body section are correct</text:p>
      <text:p text:style-name="Standard">.B : the &lt;head&gt; section </text:p>
      <text:p text:style-name="Standard">.C : the &lt;body&gt; section ** 🤔️</text:p>
      <text:p text:style-name="Standard"><text:s text:c="2"/></text:p>
      <text:p text:style-name="Standard"/>
      <text:p text:style-name="Standard"># Q4 <text:s/>What is the correct syntax for referring to an external script called "xxx.js"? <text:s text:c="3"/>?</text:p>
      <text:p text:style-name="Standard"/>
      <text:p text:style-name="Standard"/>
      <text:p text:style-name="Standard">.A : &lt;script href="xxx.js"&gt; </text:p>
      <text:p text:style-name="Standard">.B : &lt;script src="xxx.js"&gt; ** 🤔️</text:p>
      <text:p text:style-name="Standard">.C : &lt;script name ="xxx.js"&gt;</text:p>
      <text:p text:style-name="Standard"/>
      <text:p text:style-name="Standard"/>
      <text:p text:style-name="Standard"><text:s/></text:p>
      <text:p text:style-name="Standard"># Q5 The external JavaScript file must contain the &lt;script&gt; tag?</text:p>
      <text:p text:style-name="Standard"/>
      <text:p text:style-name="Standard">.A : true </text:p>
      <text:p text:style-name="Standard">.B : false ** 🤔️</text:p>
      <text:p text:style-name="Standard"/>
      <text:p text:style-name="Standard"/>
      <text:p text:style-name="Standard"># Q6 How do you write "Hello World" in an alert box??</text:p>
      <text:p text:style-name="Standard"/>
      <text:p text:style-name="Standard">.A : alertBox("Hello World")</text:p>
      <text:p text:style-name="Standard">.B : msgBox("Hello World")</text:p>
      <text:p text:style-name="Standard">.C : msg("Hello World")</text:p>
      <text:p text:style-name="Standard">.D : alert("Hello World") ** 🤔️</text:p>
      <text:p text:style-name="Standard"/>
      <text:p text:style-name="Standard"># Q7 How do you call a function named "myFunction"? </text:p>
      <text:p text:style-name="Standard"/>
      <text:p text:style-name="Standard">.A : call function myFunction() </text:p>
      <text:p text:style-name="Standard">.B : <text:s/>myFunction</text:p>
      <text:p text:style-name="Standard">.C : myFunction() ** 🤔️</text:p>
      <text:p text:style-name="Standard">.D : call myFunction()</text:p>
      <text:p text:style-name="Standard"><text:soft-page-break/></text:p>
      <text:p text:style-name="Standard"># Q8 Does this function always have the same output?</text:p>
      <text:p text:style-name="Standard">function positif() {</text:p>
      <text:p text:style-name="Standard"><text:s text:c="2"/>const x = Math.random()</text:p>
      <text:p text:style-name="Standard"><text:s text:c="2"/>if (x&gt;0) </text:p>
      <text:p text:style-name="Standard"><text:s text:c="2"/>console.log('positif')</text:p>
      <text:p text:style-name="Standard"><text:s text:c="2"/>else </text:p>
      <text:p text:style-name="Standard"><text:s text:c="2"/>conssole.log('zero')</text:p>
      <text:p text:style-name="Standard">}</text:p>
      <text:p text:style-name="Standard"/>
      <text:p text:style-name="Standard">.A : Yes</text:p>
      <text:p text:style-name="Standard">.B : No ** 🤔️</text:p>
      <text:p text:style-name="Standard"/>
      <text:p text:style-name="Standard"># Q9 Can we have another function as parameter?</text:p>
      <text:p text:style-name="Standard"/>
      <text:p text:style-name="Standard"/>
      <text:p text:style-name="Standard">.A : Yes <text:s/>** 🤔️</text:p>
      <text:p text:style-name="Standard">.B : No</text:p>
      <text:p text:style-name="Standard">.C : Depends on the JS version</text:p>
      <text:p text:style-name="Standard"/>
      <text:p text:style-name="Standard"># Q10 <text:s text:c="3"/>What’s this function’s output?</text:p>
      <text:p text:style-name="Standard">function myFunction p1, p2 {</text:p>
      <text:p text:style-name="Standard"><text:s text:c="2"/>return p1 * p2;</text:p>
      <text:p text:style-name="Standard">}</text:p>
      <text:p text:style-name="Standard"/>
      <text:p text:style-name="Standard">myFunction (2,3)</text:p>
      <text:p text:style-name="Standard"/>
      <text:p text:style-name="Standard">.A : 6 </text:p>
      <text:p text:style-name="Standard">.B : 2</text:p>
      <text:p text:style-name="Standard">.C : 3</text:p>
      <text:p text:style-name="Standard">.D : null</text:p>
      <text:p text:style-name="Standard">.E : Error ** 🤔️</text:p>
      <text:p text:style-name="Standard"/>
      <text:p text:style-name="Standard"/>
      <text:p text:style-name="Standard"># Q11 What’s this function’s output?</text:p>
      <text:p text:style-name="Standard">function myFunction (p1 p2) {</text:p>
      <text:p text:style-name="Standard"><text:s text:c="2"/>return p1 * p2;</text:p>
      <text:p text:style-name="Standard">}</text:p>
      <text:p text:style-name="Standard"/>
      <text:p text:style-name="Standard">myFunction (2,3)</text:p>
      <text:p text:style-name="Standard"/>
      <text:p text:style-name="Standard"/>
      <text:p text:style-name="Standard">.A : 6 ** 🤔️</text:p>
      <text:p text:style-name="Standard">.B : 2</text:p>
      <text:p text:style-name="Standard">.C : 3</text:p>
      <text:p text:style-name="Standard">.D : null</text:p>
      <text:p text:style-name="Standard">.E : Error</text:p>
      <text:p text:style-name="Standard"><text:s text:c="79"/></text:p>
      <text:p text:style-name="Standard"># Q 12 What type of data cannot be used as a parameter</text:p>
      <text:p text:style-name="Standard"/>
      <text:p text:style-name="Standard">.A : object </text:p>
      <text:p text:style-name="Standard">.B : function ** 🤔️</text:p>
      <text:p text:style-name="Standard"><text:soft-page-break/>.C : array</text:p>
      <text:p text:style-name="Standard">.D : string</text:p>
      <text:p text:style-name="Standard">.E : None of the above</text:p>
      <text:p text:style-name="Standard"/>
      <text:p text:style-name="Standard"/>
      <text:p text:style-name="Standard"># Q13 What’s the default return value of a function</text:p>
      <text:p text:style-name="Standard"/>
      <text:p text:style-name="Standard"/>
      <text:p text:style-name="Standard">.A : null</text:p>
      <text:p text:style-name="Standard">.B : undefined <text:s/>**🤔️</text:p>
      <text:p text:style-name="Standard">.C : default </text:p>
      <text:p text:style-name="Standard">.D : 0</text:p>
      <text:p text:style-name="Standard"/>
      <text:p text:style-name="Standard"/>
      <text:p text:style-name="Standard"># Q14 How many return statements can we find in a function??</text:p>
      <text:p text:style-name="Standard"/>
      <text:p text:style-name="Standard"/>
      <text:p text:style-name="Standard">.A : 0</text:p>
      <text:p text:style-name="Standard">.B : 1</text:p>
      <text:p text:style-name="Standard">.C : 1 or more ** 🤔️</text:p>
      <text:p text:style-name="Standard">.D : depends on the function</text:p>
      <text:p text:style-name="Standard"><text:s text:c="26"/></text:p>
      <text:p text:style-name="Standard"/>
      <text:p text:style-name="Standard"># Q15 What’s the return value of this function? </text:p>
      <text:p text:style-name="Standard"/>
      <text:p text:style-name="Standard">function myFunction(a, b) {</text:p>
      <text:p text:style-name="Standard"><text:s text:c="2"/>a * b;</text:p>
      <text:p text:style-name="Standard">}</text:p>
      <text:p text:style-name="Standard"/>
      <text:p text:style-name="Standard">myFunction(4, 3)</text:p>
      <text:p text:style-name="Standard"/>
      <text:p text:style-name="Standard">.A : <text:s/>4 </text:p>
      <text:p text:style-name="Standard">.B : <text:s/>12 <text:s/>** 🤔️</text:p>
      <text:p text:style-name="Standard">.C : <text:s/>undefined</text:p>
      <text:p text:style-name="Standard">.D : <text:s/>null</text:p>
      <text:p text:style-name="Standard">.E : <text:s/>Error</text:p>
      <text:p text:style-name="Standard"/>
      <text:p text:style-name="Standard"/>
      <text:p text:style-name="Standard"># Q16 <text:s/>What’s the return value of this function? </text:p>
      <text:p text:style-name="Standard"/>
      <text:p text:style-name="Standard">function greeting () {</text:p>
      <text:p text:style-name="Standard"><text:s text:c="2"/>if (hour &lt; 18)</text:p>
      <text:p text:style-name="Standard"><text:s text:c="4"/>return ("Good day")</text:p>
      <text:p text:style-name="Standard"><text:s text:c="2"/>console.log("Good night")</text:p>
      <text:p text:style-name="Standard">}</text:p>
      <text:p text:style-name="Standard">greeting (19)</text:p>
      <text:p text:style-name="Standard"/>
      <text:p text:style-name="Standard">.A : undefined</text:p>
      <text:p text:style-name="Standard">.B : "Good night" <text:s/></text:p>
      <text:p text:style-name="Standard">.C : "Good day"</text:p>
      <text:p text:style-name="Standard">.E : Error ** 🤔️ hour is note defined </text:p>
      <text:p text:style-name="Standard"/>
      <text:p text:style-name="Standard"><text:soft-page-break/># Q17 How can you add a comment in a JavaScript?</text:p>
      <text:p text:style-name="Standard"/>
      <text:p text:style-name="Standard">.A <text:s/>: <text:s/>// This is a comment ** 🤔️</text:p>
      <text:p text:style-name="Standard">.B <text:s/>: &lt;!-- this is a comment --&gt;</text:p>
      <text:p text:style-name="Standard">.C <text:s/>: "this is a comment"</text:p>
      <text:p text:style-name="Standard"/>
      <text:p text:style-name="Standard"># Q18 <text:s/>How to insert a comment that has more than one line?</text:p>
      <text:p text:style-name="Standard"><text:s text:c="27"/></text:p>
      <text:p text:style-name="Standard">.A <text:s/>: /* <text:s/>This comment has more than one line */ <text:s text:c="3"/>** 🤔️</text:p>
      <text:p text:style-name="Standard">.B <text:s/>: &lt;!-- This is a comment --&gt;</text:p>
      <text:p text:style-name="Standard">.C <text:s/>: // This is a comment //</text:p>
      <text:p text:style-name="Standard"/>
      <text:p text:style-name="Standard"># Q19 <text:s/>what does test() output?</text:p>
      <text:p text:style-name="Standard"/>
      <text:p text:style-name="Standard">function test(num) {</text:p>
      <text:p text:style-name="Standard"><text:s text:c="2"/>console.log(num)</text:p>
      <text:p text:style-name="Standard">}</text:p>
      <text:p text:style-name="Standard"/>
      <text:p text:style-name="Standard">.A <text:s/>: Error </text:p>
      <text:p text:style-name="Standard">.B <text:s/>: 1</text:p>
      <text:p text:style-name="Standard">.C <text:s/>: undefined</text:p>
      <text:p text:style-name="Standard">.D <text:s/>: null ** 🤔️</text:p>
      <text:p text:style-name="Standard"/>
      <text:p text:style-name="Standard"># Q20 What’s a recursive function? </text:p>
      <text:p text:style-name="Standard"/>
      <text:p text:style-name="Standard">.A <text:s/>: A function that has another function as a parameter</text:p>
      <text:p text:style-name="Standard">.B <text:s/>: A function that calls itself <text:s/>** 🤔️</text:p>
      <text:p text:style-name="Standard">.C <text:s/>: A function that's passed as a parameters</text:p>
      <text:p text:style-name="Standard">.D : All of the above</text:p>
      <text:p text:style-name="Standard"/>
      <text:p text:style-name="Standard"># Q21 What does this function output? </text:p>
      <text:p text:style-name="Standard"/>
      <text:p text:style-name="Standard">function() {</text:p>
      <text:p text:style-name="Standard"><text:s text:c="2"/>var a = 10</text:p>
      <text:p text:style-name="Standard"><text:s text:c="2"/>if(a &gt; 5)</text:p>
      <text:p text:style-name="Standard"><text:s text:c="4"/>a = 7</text:p>
      <text:p text:style-name="Standard"><text:s text:c="2"/>console.log(a)</text:p>
      <text:p text:style-name="Standard">}</text:p>
      <text:p text:style-name="Standard"/>
      <text:p text:style-name="Standard">.A <text:s/>: 7 </text:p>
      <text:p text:style-name="Standard">.B <text:s/>: 10</text:p>
      <text:p text:style-name="Standard">.C <text:s/>: null</text:p>
      <text:p text:style-name="Standard">.D <text:s/>: undefined <text:s text:c="2"/>** 🤔️ Function statements require a function name **</text:p>
      <text:p text:style-name="Standard"/>
      <text:p text:style-name="Standard"># Q22 What does the following snippet output?</text:p>
      <text:p text:style-name="Standard"/>
      <text:p text:style-name="Standard">function() {</text:p>
      <text:p text:style-name="Standard"><text:s text:c="2"/>var a = 10</text:p>
      <text:p text:style-name="Standard"><text:s text:c="2"/>if(false)</text:p>
      <text:p text:style-name="Standard"><text:s text:c="4"/>a = 7</text:p>
      <text:p text:style-name="Standard">console.log(a)</text:p>
      <text:p text:style-name="Standard">}</text:p>
      <text:p text:style-name="Standard"><text:soft-page-break/></text:p>
      <text:p text:style-name="Standard">.A <text:s/>: 7</text:p>
      <text:p text:style-name="Standard">.B <text:s/>: 10</text:p>
      <text:p text:style-name="Standard">.C <text:s/>: null</text:p>
      <text:p text:style-name="Standard">.D <text:s/>: undefined <text:s text:c="2"/>** 🤔️ </text:p>
      <text:p text:style-name="Standard"/>
      <text:p text:style-name="Standard"># Q23 What does the following snippet output?</text:p>
      <text:p text:style-name="Standard">var a = 10</text:p>
      <text:p text:style-name="Standard">function() {</text:p>
      <text:p text:style-name="Standard"><text:s text:c="2"/>if(true)</text:p>
      <text:p text:style-name="Standard"><text:s text:c="4"/>a = 7</text:p>
      <text:p text:style-name="Standard"><text:s text:c="2"/>console.log(a)</text:p>
      <text:p text:style-name="Standard">}</text:p>
      <text:p text:style-name="Standard"/>
      <text:p text:style-name="Standard">.A <text:s/>: 7</text:p>
      <text:p text:style-name="Standard">.B <text:s/>: 10</text:p>
      <text:p text:style-name="Standard">.C <text:s/>: null</text:p>
      <text:p text:style-name="Standard">.D <text:s/>: undefined <text:s/>** 🤔️ <text:s/>Function statements require a function name</text:p>
      <text:p text:style-name="Standard"/>
      <text:p text:style-name="Standard"># Q24 <text:s/>What does the following snippet output?</text:p>
      <text:p text:style-name="Standard"/>
      <text:p text:style-name="Standard">var a = 6</text:p>
      <text:p text:style-name="Standard">function test() {</text:p>
      <text:p text:style-name="Standard"><text:s text:c="2"/>var a = 7</text:p>
      <text:p text:style-name="Standard"><text:s text:c="2"/>function again() {</text:p>
      <text:p text:style-name="Standard"><text:s text:c="4"/>var a = 8</text:p>
      <text:p text:style-name="Standard"><text:s text:c="4"/>console.log(a) </text:p>
      <text:p text:style-name="Standard"><text:s text:c="2"/>}</text:p>
      <text:p text:style-name="Standard"><text:s text:c="2"/>again()</text:p>
      <text:p text:style-name="Standard"><text:s text:c="2"/>console.log(a) </text:p>
      <text:p text:style-name="Standard">}</text:p>
      <text:p text:style-name="Standard">test()</text:p>
      <text:p text:style-name="Standard">console.log(a)</text:p>
      <text:p text:style-name="Standard"/>
      <text:p text:style-name="Standard">.A <text:s/>: 6,7,8</text:p>
      <text:p text:style-name="Standard">.B <text:s/>: 7,8,6</text:p>
      <text:p text:style-name="Standard">.C <text:s/>: 8,7,6 <text:s text:c="2"/>** 🤔️</text:p>
      <text:p text:style-name="Standard">.D <text:s/>: Error</text:p>
      <text:p text:style-name="Standard"/>
      <text:p text:style-name="Standard"/>
      <text:p text:style-name="Standard"># Q25 What does first ()() return?</text:p>
      <text:p text:style-name="Standard"/>
      <text:p text:style-name="Standard">function first() {</text:p>
      <text:p text:style-name="Standard"><text:s text:c="2"/>var b = 8</text:p>
      <text:p text:style-name="Standard"><text:s text:c="2"/>function second() {</text:p>
      <text:p text:style-name="Standard"><text:s text:c="4"/>var a = 9</text:p>
      <text:p text:style-name="Standard"><text:s text:c="4"/>console.log(b) </text:p>
      <text:p text:style-name="Standard"><text:s text:c="2"/>}</text:p>
      <text:p text:style-name="Standard">console.log(a)</text:p>
      <text:p text:style-name="Standard">return second</text:p>
      <text:p text:style-name="Standard">}</text:p>
      <text:p text:style-name="Standard"/>
      <text:p text:style-name="Standard"><text:soft-page-break/>.A <text:s/>: 8,9</text:p>
      <text:p text:style-name="Standard">.B <text:s/>: 9,8</text:p>
      <text:p text:style-name="Standard">.C <text:s/>: 8</text:p>
      <text:p text:style-name="Standard">.D <text:s text:c="2"/>: 9</text:p>
      <text:p text:style-name="Standard">.E : Error <text:s/>{ this function have nothing to return }🤔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45:51.910992752</meta:creation-date>
    <dc:date>2021-04-05T15:46:20.201723661</dc:date>
    <meta:editing-duration>PT31S</meta:editing-duration>
    <meta:editing-cycles>1</meta:editing-cycles>
    <meta:document-statistic meta:table-count="0" meta:image-count="0" meta:object-count="0" meta:page-count="6" meta:paragraph-count="192" meta:word-count="839" meta:character-count="4035" meta:non-whitespace-character-count="3069"/>
    <meta:generator>LibreOffice/6.4.6.2$Linux_X86_64 LibreOffice_project/40$Build-2</meta:generator>
  </office:meta>
</office:document-meta>
</file>